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motivation-table" style:family="table">
      <style:table-properties style:width="8.992cm" table:align="left" fo:background-color="transparent">
        <style:background-image/>
      </style:table-properties>
    </style:style>
    <style:style style:name="motivation-table.A" style:family="table-column">
      <style:table-column-properties style:column-width="2.404cm"/>
    </style:style>
    <style:style style:name="motivation-table.B" style:family="table-column">
      <style:table-column-properties style:column-width="6.588cm"/>
    </style:style>
    <style:style style:name="motivation-table.1" style:family="table-row">
      <style:table-row-properties fo:background-color="transparent">
        <style:background-image/>
      </style:table-row-properties>
    </style:style>
    <style:style style:name="motivation-tabl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otivation-table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otivation-tabl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otivation-table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8.992cm" table:align="left" fo:background-color="transparent">
        <style:background-image/>
      </style:table-properties>
    </style:style>
    <style:style style:name="Table1.A" style:family="table-column">
      <style:table-column-properties style:column-width="2.404cm"/>
    </style:style>
    <style:style style:name="Table1.B" style:family="table-column">
      <style:table-column-properties style:column-width="6.588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a42a" officeooo:paragraph-rsid="0018a4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a42a" officeooo:paragraph-rsid="0018a4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8a4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text-properties style:font-name="Liberation Sans" officeooo:rsid="0013d809" officeooo:paragraph-rsid="0018a42a"/>
    </style:style>
    <style:style style:name="P6" style:family="paragraph" style:parent-style-name="Text_20_body">
      <style:text-properties style:font-name="Liberation Sans" officeooo:rsid="0018a42a" officeooo:paragraph-rsid="0018a42a"/>
    </style:style>
    <style:style style:name="P7" style:family="paragraph" style:parent-style-name="Heading_20_2">
      <style:text-properties officeooo:paragraph-rsid="00260cb5"/>
    </style:style>
    <style:style style:name="P8" style:family="paragraph" style:parent-style-name="Heading_20_2">
      <style:text-properties officeooo:rsid="0018a42a" officeooo:paragraph-rsid="00260cb5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9bd38"/>
    </style:style>
    <style:style style:name="T3" style:family="text">
      <style:text-properties style:text-underline-style="none" officeooo:rsid="00260cb5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officeooo:rsid="001552b1" style:font-style-asian="normal" style:font-style-complex="normal"/>
    </style:style>
    <style:style style:name="T7" style:family="text">
      <style:text-properties fo:font-style="normal" style:text-underline-style="none" officeooo:rsid="0016d6be" style:font-style-asian="normal" style:font-style-complex="normal"/>
    </style:style>
    <style:style style:name="T8" style:family="text">
      <style:text-properties fo:font-style="normal" style:text-underline-style="none" officeooo:rsid="001780cb" style:font-style-asian="normal" style:font-style-complex="normal"/>
    </style:style>
    <style:style style:name="T9" style:family="text">
      <style:text-properties fo:font-style="normal" style:text-underline-style="none" officeooo:rsid="0018a42a" style:font-style-asian="normal" style:font-style-complex="normal"/>
    </style:style>
    <style:style style:name="T10" style:family="text">
      <style:text-properties fo:font-style="normal" style:text-underline-style="none" officeooo:rsid="0019bd38" style:font-style-asian="normal" style:font-style-complex="normal"/>
    </style:style>
    <style:style style:name="T11" style:family="text">
      <style:text-properties fo:font-style="normal" style:text-underline-style="none" officeooo:rsid="001b9fbb" style:font-style-asian="normal" style:font-style-complex="normal"/>
    </style:style>
    <style:style style:name="T12" style:family="text">
      <style:text-properties fo:font-style="normal" style:text-underline-style="none" officeooo:rsid="001f0974" style:font-style-asian="normal" style:font-style-complex="normal"/>
    </style:style>
    <style:style style:name="T13" style:family="text">
      <style:text-properties fo:font-style="normal" style:text-underline-style="none" officeooo:rsid="0020fbc6" style:font-style-asian="normal" style:font-style-complex="normal"/>
    </style:style>
    <style:style style:name="T14" style:family="text">
      <style:text-properties fo:font-style="normal" style:text-underline-style="none" officeooo:rsid="0022074a" style:font-style-asian="normal" style:font-style-complex="normal"/>
    </style:style>
    <style:style style:name="T15" style:family="text">
      <style:text-properties fo:font-style="normal" style:text-underline-style="none" officeooo:rsid="0027ee24" style:font-style-asian="normal" style:font-style-complex="normal"/>
    </style:style>
    <style:style style:name="T16" style:family="text">
      <style:text-properties fo:font-style="normal" style:text-underline-style="none" officeooo:rsid="0028ca4b" style:font-style-asian="normal" style:font-style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font-name="Liberation Sans" fo:font-size="18.2000007629395pt" fo:font-weight="bold" officeooo:rsid="00247485" style:font-name-asian="PingFang SC" style:font-size-asian="18.2000007629395pt" style:font-weight-asian="bold" style:font-name-complex="Arial Unicode MS" style:font-size-complex="18.2000007629395pt" style:font-weight-complex="bold"/>
    </style:style>
    <style:style style:name="T19" style:family="text">
      <style:text-properties style:font-name="Liberation Sans" fo:font-size="16.1000003814697pt" fo:font-style="normal" style:text-underline-style="solid" style:text-underline-width="auto" style:text-underline-color="font-color" fo:font-weight="bold" officeooo:rsid="00260cb5" style:font-name-asian="PingFang SC" style:font-size-asian="16.1000003814697pt" style:font-style-asian="normal" style:font-weight-asian="bold" style:font-name-complex="Arial Unicode MS" style:font-size-complex="16.1000003814697pt" style:font-style-complex="normal" style:font-weight-complex="bold"/>
    </style:style>
    <style:style style:name="T20" style:family="text">
      <style:text-properties officeooo:rsid="0027ee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8">Activity: m</text:span>otivation profile</text:h>
      <text:p text:style-name="P5"><text:span text:style-name="T3">Name</text:span><text:span text:style-name="T1"> two different </text:span><text:span text:style-name="T2">personal </text:span><text:span text:style-name="T1">behaviors: one which you feel is </text:span><text:span text:style-name="T4">easy</text:span><text:span text:style-name="T1"> for you to adhere to, and another which </text:span><text:span text:style-name="T2">you </text:span><text:span text:style-name="T1">feel is </text:span><text:span text:style-name="T4">difficult</text:span><text:span text:style-name="T5"> for you to adhere to. </text:span><text:span text:style-name="T7">I</text:span><text:span text:style-name="T5">dentify </text:span><text:span text:style-name="T9">and categorize</text:span><text:span text:style-name="T5"> </text:span><text:span text:style-name="T9">the motivations behind</text:span><text:span text:style-name="T5"> </text:span><text:span text:style-name="T12">your</text:span><text:span text:style-name="T9"> </text:span><text:span text:style-name="T5">behavior</text:span><text:span text:style-name="T12">s</text:span><text:span text:style-name="T5">.</text:span><text:span text:style-name="T9"> </text:span><text:span text:style-name="T13">De</text:span><text:span text:style-name="T9">scribe</text:span><text:span text:style-name="T5"> their relative importance </text:span><text:span text:style-name="T10">to you</text:span><text:span text:style-name="T5"> </text:span><text:span text:style-name="T13">in whichever way</text:span><text:span text:style-name="T11"> </text:span><text:span text:style-name="T9">you feel most comfortable</text:span><text:span text:style-name="T5">—</text:span><text:span text:style-name="T9">draw a graphic, write a paragraph, list bullet points, etc. </text:span><text:span text:style-name="T14">For</text:span><text:span text:style-name="T8"> </text:span><text:span text:style-name="T16">more information</text:span><text:span text:style-name="T15">,</text:span><text:span text:style-name="T8"> </text:span><text:span text:style-name="T14">see </text:span><text:span text:style-name="T15">the “</text:span><text:span text:style-name="T16">l</text:span><text:span text:style-name="T15">ifestyle change” article on</text:span><text:span text:style-name="T6"> </text:span><text:a xlink:type="simple" xlink:href="https://bevae.com/" text:style-name="Internet_20_link" text:visited-style-name="Visited_20_Internet_20_Link">https://bevae.co</text:a><text:a xlink:type="simple" xlink:href="https://bevae.com/" text:style-name="Internet_20_link" text:visited-style-name="Visited_20_Internet_20_Link"><text:span text:style-name="T20">m</text:span></text:a><text:a xlink:type="simple" xlink:href="https://bevae.com/" text:style-name="Internet_20_link" text:visited-style-name="Visited_20_Internet_20_Link">/</text:a></text:p>
      <text:h text:style-name="P7" text:outline-level="2"><text:span text:style-name="T17">Behavior 1: </text:span><text:span text:style-name="T19"><text:s text:c="36"/></text:span></text:h>
      <table:table table:name="motivation-table" table:style-name="motivation-table" table:template-name="Default Style">
        <table:table-column table:style-name="motivation-table.A"/>
        <table:table-column table:style-name="motivation-table.B"/>
        <table:table-row table:style-name="motivation-table.1">
          <table:table-cell table:style-name="motivation-table.A1" office:value-type="string">
            <text:p text:style-name="P2"/>
            <text:p text:style-name="P2">External</text:p>
            <text:p text:style-name="P1"/>
          </table:table-cell>
          <table:table-cell table:style-name="motivation-table.B1" office:value-type="string">
            <text:p text:style-name="P3"/>
          </table:table-cell>
        </table:table-row>
        <table:table-row table:style-name="TableLine140243689118000">
          <table:table-cell table:style-name="motivation-table.A2" office:value-type="string">
            <text:p text:style-name="P2"/>
            <text:p text:style-name="P2">Introjected</text:p>
            <text:p text:style-name="P2"/>
          </table:table-cell>
          <table:table-cell table:style-name="motivation-table.B2" office:value-type="string">
            <text:p text:style-name="P3"/>
          </table:table-cell>
        </table:table-row>
        <table:table-row table:style-name="TableLine140243730634912">
          <table:table-cell table:style-name="motivation-table.A2" office:value-type="string">
            <text:p text:style-name="P2"/>
            <text:p text:style-name="P2">Identified</text:p>
            <text:p text:style-name="P2"/>
          </table:table-cell>
          <table:table-cell table:style-name="motivation-table.B2" office:value-type="string">
            <text:p text:style-name="P3"/>
          </table:table-cell>
        </table:table-row>
        <table:table-row table:style-name="TableLine140243689088240">
          <table:table-cell table:style-name="motivation-table.A2" office:value-type="string">
            <text:p text:style-name="P2"/>
            <text:p text:style-name="P2">Integrated</text:p>
            <text:p text:style-name="P2"/>
          </table:table-cell>
          <table:table-cell table:style-name="motivation-table.B2" office:value-type="string">
            <text:p text:style-name="P3"/>
          </table:table-cell>
        </table:table-row>
        <table:table-row table:style-name="TableLine140243688994496">
          <table:table-cell table:style-name="motivation-table.A2" office:value-type="string">
            <text:p text:style-name="P2"/>
            <text:p text:style-name="P2">Intrinsic</text:p>
            <text:p text:style-name="P2"/>
          </table:table-cell>
          <table:table-cell table:style-name="motivation-table.B2" office:value-type="string">
            <text:p text:style-name="P3"/>
          </table:table-cell>
        </table:table-row>
      </table:table>
      <text:p text:style-name="P6"/>
      <text:h text:style-name="P8" text:outline-level="2"><text:span text:style-name="T5">Behavior 2: </text:span><text:span text:style-name="T19"><text:s text:c="36"/></text:span></text:h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/>
            <text:p text:style-name="P2">External</text:p>
            <text:p text:style-name="P1"/>
          </table:table-cell>
          <table:table-cell table:style-name="Table1.B1" office:value-type="string">
            <text:p text:style-name="P4"/>
          </table:table-cell>
        </table:table-row>
        <table:table-row table:style-name="TableLine140243689020672">
          <table:table-cell table:style-name="Table1.A2" office:value-type="string">
            <text:p text:style-name="P2"/>
            <text:p text:style-name="P2">Introjected</text:p>
            <text:p text:style-name="P2"/>
          </table:table-cell>
          <table:table-cell table:style-name="Table1.B2" office:value-type="string">
            <text:p text:style-name="P4"/>
          </table:table-cell>
        </table:table-row>
        <table:table-row table:style-name="TableLine140243730015248">
          <table:table-cell table:style-name="Table1.A2" office:value-type="string">
            <text:p text:style-name="P2"/>
            <text:p text:style-name="P2">Identified</text:p>
            <text:p text:style-name="P2"/>
          </table:table-cell>
          <table:table-cell table:style-name="Table1.B2" office:value-type="string">
            <text:p text:style-name="P4"/>
          </table:table-cell>
        </table:table-row>
        <table:table-row table:style-name="TableLine140243730015520">
          <table:table-cell table:style-name="Table1.A2" office:value-type="string">
            <text:p text:style-name="P2"/>
            <text:p text:style-name="P2">Integrated</text:p>
            <text:p text:style-name="P2"/>
          </table:table-cell>
          <table:table-cell table:style-name="Table1.B2" office:value-type="string">
            <text:p text:style-name="P4"/>
          </table:table-cell>
        </table:table-row>
        <table:table-row table:style-name="TableLine140243730015792">
          <table:table-cell table:style-name="Table1.A2" office:value-type="string">
            <text:p text:style-name="P2"/>
            <text:p text:style-name="P2">Intrinsic</text:p>
            <text:p text:style-name="P2"/>
          </table:table-cell>
          <table:table-cell table:style-name="Table1.B2" office:value-type="string">
            <text:p text:style-name="P4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DK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1-03T16:49:34.444756444</meta:creation-date>
    <dc:date>2022-11-04T13:08:44.418053248</dc:date>
    <meta:editing-duration>PT1H1M54S</meta:editing-duration>
    <meta:editing-cycles>19</meta:editing-cycles>
    <meta:generator>LibreOffice/7.2.2.2$MacOSX_X86_64 LibreOffice_project/02b2acce88a210515b4a5bb2e46cbfb63fe97d56</meta:generator>
    <meta:document-statistic meta:table-count="2" meta:image-count="0" meta:object-count="0" meta:page-count="1" meta:paragraph-count="14" meta:word-count="86" meta:character-count="656" meta:non-whitespace-character-count="511"/>
  </office:meta>
</office:document-meta>
</file>